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20.00pt" fo:font-weight="bold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5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7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8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9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0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1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2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<text:line-break/></text:span><text:span text:style-name="T2">Übung Man-Pages</text:span></text:p>
      <text:p text:style-name="P2"><text:span text:style-name="T3"><text:line-break/></text:span><text:span text:style-name="T4">1. Schlagen Sie in der Man-Page nach, was die analoge Option zu head -n -10 &lt;datei&gt; für den Befehl tail ist. <text:line-break/>Was bewirkt die Option und wie lautet die Syntax für die Option wenn der Dateiname test.txt im Ordner Dokumente ist?<text:line-break/></text:span><text:span text:style-name="T5">"tail -n -10 Dokumente/test.txt" gibt die letzten 10 Zeilen der Datei aus.</text:span><text:span text:style-name="T6"><text:line-break/></text:span></text:p>
      <text:p text:style-name="P2"><text:span text:style-name="T6">2. Was bewirkt der Befehl sort -R &lt;datei&gt;?<text:line-break/></text:span><text:span text:style-name="T7">Die Zeilen der Datei werden zufällig angeordnet.<text:line-break/></text:span><text:span text:style-name="T8"/></text:p>
      <text:p text:style-name="P2"><text:span text:style-name="T8">3. Wie kann mit sort so sortiert werden, dass Zahlen ihrem Wert nach sortiert werden?<text:line-break/></text:span><text:span text:style-name="T9">Der Schalter "-n" ermöglicht eine numerische Sortierung.</text:span><text:span text:style-name="T10"/></text:p>
      <text:p text:style-name="P2"><text:span text:style-name="T10"/></text:p>
      <text:p text:style-name="P2"><text:span text:style-name="T10">Erstellen Sie dazu eine Datei mit jeweils einer Zahl pro Zeile.<text:line-break/></text:span><text:span text:style-name="T11">echo -e "Anfang\n1\n2\n3\n4\n5\n6\n7\n8\n9\n10\nEnde" &gt; Documents/test.txt</text:span><text:span text:style-name="T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